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Courier New"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a055b" officeooo:paragraph-rsid="000a055b"/>
    </style:style>
    <style:style style:name="P2" style:family="paragraph" style:parent-style-name="Standard">
      <style:paragraph-properties fo:text-align="center" style:justify-single-word="false"/>
      <style:text-properties officeooo:rsid="000a055b" officeooo:paragraph-rsid="000a055b"/>
    </style:style>
    <style:style style:name="P3" style:family="paragraph" style:parent-style-name="Standard">
      <style:text-properties fo:font-style="italic" officeooo:rsid="000a055b" officeooo:paragraph-rsid="000a055b" style:font-style-asian="italic" style:font-style-complex="italic"/>
    </style:style>
    <style:style style:name="P4" style:family="paragraph" style:parent-style-name="Standard">
      <style:text-properties officeooo:rsid="000a91fa" officeooo:paragraph-rsid="000a91fa"/>
    </style:style>
    <style:style style:name="P5" style:family="paragraph" style:parent-style-name="Standard">
      <style:text-properties officeooo:rsid="000a91fa" officeooo:paragraph-rsid="000af574"/>
    </style:style>
    <style:style style:name="P6" style:family="paragraph" style:parent-style-name="Standard">
      <style:text-properties officeooo:rsid="000af574" officeooo:paragraph-rsid="000af574"/>
    </style:style>
    <style:style style:name="P7" style:family="paragraph" style:parent-style-name="Standard">
      <style:text-properties officeooo:rsid="000c9548" officeooo:paragraph-rsid="000c9548"/>
    </style:style>
    <style:style style:name="P8" style:family="paragraph" style:parent-style-name="Standard">
      <style:text-properties officeooo:rsid="000f11bf" officeooo:paragraph-rsid="000f11bf"/>
    </style:style>
    <style:style style:name="P9" style:family="paragraph" style:parent-style-name="Standard">
      <style:text-properties officeooo:rsid="00110fb1" officeooo:paragraph-rsid="00110fb1"/>
    </style:style>
    <style:style style:name="P10" style:family="paragraph" style:parent-style-name="Standard">
      <style:text-properties officeooo:rsid="001139db" officeooo:paragraph-rsid="001139db"/>
    </style:style>
    <style:style style:name="P11" style:family="paragraph" style:parent-style-name="Standard">
      <style:text-properties officeooo:rsid="001354f8" officeooo:paragraph-rsid="001354f8"/>
    </style:style>
    <style:style style:name="P12" style:family="paragraph" style:parent-style-name="Heading_20_3">
      <style:paragraph-properties fo:break-before="page"/>
    </style:style>
    <style:style style:name="T1" style:family="text">
      <style:text-properties style:text-position="sub 58%"/>
    </style:style>
    <style:style style:name="T2" style:family="text">
      <style:text-properties style:font-name="Courier New"/>
    </style:style>
    <style:style style:name="T3" style:family="text">
      <style:text-properties officeooo:rsid="000af574"/>
    </style:style>
    <style:style style:name="T4" style:family="text">
      <style:text-properties officeooo:rsid="000e1d42"/>
    </style:style>
    <style:style style:name="T5" style:family="text">
      <style:text-properties fo:font-size="10pt" style:font-size-asian="10pt" style:font-size-complex="10pt"/>
    </style:style>
    <style:style style:name="T6" style:family="text">
      <style:text-properties style:text-position="super 58%"/>
    </style:style>
    <style:style style:name="T7" style:family="text">
      <style:text-properties style:text-position="super 58%" officeooo:rsid="00110fb1"/>
    </style:style>
    <style:style style:name="T8" style:family="text">
      <style:text-properties style:text-position="super 58%" officeooo:rsid="001354f8"/>
    </style:style>
    <style:style style:name="T9" style:family="text">
      <style:text-properties officeooo:rsid="00110fb1"/>
    </style:style>
    <style:style style:name="T10" style:family="text">
      <style:text-properties fo:font-size="9pt" style:font-size-asian="9pt" style:font-size-complex="9pt"/>
    </style:style>
    <style:style style:name="T11" style:family="text">
      <style:text-properties officeooo:rsid="0012837c"/>
    </style:style>
    <style:style style:name="T12" style:family="text">
      <style:text-properties officeooo:rsid="001354f8"/>
    </style:style>
    <style:style style:name="T13" style:family="text">
      <style:text-properties officeooo:rsid="0015f4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on-Cover of Imaginary Inverse</text:p>
      <text:p text:style-name="P2">by Sven Nilsen, 2023</text:p>
      <text:p text:style-name="P1"/>
      <text:p text:style-name="P3">In this paper I <text:span text:style-name="T13">conjecture</text:span> that the imaginary inverse has no cover <text:span text:style-name="T3">in</text:span> <text:span text:style-name="T3">logic</text:span><text:span text:style-name="T11">al</text:span><text:span text:style-name="T3"> languages without avatar inequality matching in rules</text:span>. It means that, <text:span text:style-name="T13">if proven,</text:span> there are none axioms that can be added <text:span text:style-name="T3">in normal logic</text:span> that describe the imaginary inverse perfectly relatively to the normal inverse. The reason is that the definition of the normal inverse is tautological under the imaginary inverse and hence “<text:span text:style-name="T13">prevents” a perfect cover to be defined</text:span>.</text:p>
      <text:p text:style-name="P1"/>
      <text:p text:style-name="P4">A bijective<text:span text:style-name="T6"><text:reference-ref text:reference-format="text" text:ref-name="bijection">[1]</text:reference-ref></text:span> inverse has the following definition:</text:p>
      <text:p text:style-name="P4"/>
      <text:p text:style-name="P4"><text:tab/><text:span text:style-name="T2">∴</text:span> <text:tab/>inv(f) · f &lt;=&gt; id<text:span text:style-name="T1">A</text:span><text:tab/>⋀<text:tab/>f · inv(f) &lt;=&gt; id<text:span text:style-name="T1">B</text:span></text:p>
      <text:p text:style-name="P4"/>
      <text:p text:style-name="P4"><text:tab/><text:span text:style-name="T2">∵</text:span><text:tab/>f : A → B</text:p>
      <text:p text:style-name="P4"/>
      <text:p text:style-name="P4">This definition also holds for the imaginary inverse<text:span text:style-name="T6"><text:reference-ref text:reference-format="text" text:ref-name="imaginary inverse">[2]</text:reference-ref></text:span>. The difference between the normal inverse and the imaginary inverse is that one must prove these properties for the normal inverse, while for the imaginary inverse these properties hold for every `f`.</text:p>
      <text:p text:style-name="P4"/>
      <text:p text:style-name="P4">Theories with the imaginary inverse uses additional axioms to safeguard reversible computation. One common technique in Path Semantics is to use the following <text:span text:style-name="T9">(e.g. the Prop library</text:span><text:span text:style-name="T7"><text:reference-ref text:reference-format="text" text:ref-name="prop">[3]</text:reference-ref></text:span><text:span text:style-name="T9">)</text:span>:</text:p>
      <text:p text:style-name="P4"/>
      <text:p text:style-name="P4"><text:tab/>inv(f) ~~ <text:span text:style-name="T3">g</text:span><text:tab/><text:tab/>a proof that `inv(f)` has a solution <text:span text:style-name="T3">`g`</text:span> by path semantical quality<text:span text:style-name="T6"><text:reference-ref text:reference-format="text" text:ref-name="path semantical quality">[4]</text:reference-ref></text:span></text:p>
      <text:p text:style-name="P4"/>
      <text:p text:style-name="P5">A “cover” of the imaginary inverse is an axiom, or multiple axioms, such that <text:span text:style-name="T9">(using HOOO EP</text:span><text:span text:style-name="T7"><text:reference-ref text:reference-format="text" text:ref-name="hooo ep">[5]</text:reference-ref></text:span><text:span text:style-name="T9">)</text:span>:<text:line-break/><text:line-break/><text:tab/><text:span text:style-name="T3">(inv(f) == g)^true<text:tab/><text:tab/>=&gt;<text:tab/><text:tab/>inv(f) ~~ g</text:span></text:p>
      <text:p text:style-name="P5"/>
      <text:p text:style-name="P6">The cover ensures that whenever `inv(f)` has a solution, it can be used as if it has some solution.</text:p>
      <text:p text:style-name="P5"/>
      <text:p text:style-name="P6">The problem is that in normal logical languages without avatar inequality matching in rules <text:span text:style-name="T12">(such as in Avalog</text:span><text:span text:style-name="T8"><text:reference-ref text:reference-format="text" text:ref-name="avalog">[7]</text:reference-ref></text:span><text:span text:style-name="T12">)</text:span>, it is impossible to avoid the case where `<text:span text:style-name="T13">g` is substituted with `</text:span>inv(f)`:<text:line-break/><text:line-break/><text:tab/>(inv(f) == inv(f))^true<text:tab/>=&gt;<text:tab/><text:tab/>inv(f) ~~ inv(f)</text:p>
      <text:p text:style-name="P6"/>
      <text:p text:style-name="P7">However, one can use some other clever axioms that imply symbolic distinction<text:span text:style-name="T6"><text:reference-ref text:reference-format="text" text:ref-name="symbolic distinction">[6]</text:reference-ref></text:span> implicitly to lift equality into quality, hence working around some limitations of the expressiveness of the language. </text:p>
      <text:p text:style-name="P7"/>
      <text:p text:style-name="P7">Here is one example where symbolic distinction is implied implicitly, so it can lift equality:<text:line-break/></text:p>
      <text:p text:style-name="P7"><text:tab/>inv(f) == f<text:tab/><text:tab/><text:tab/>=&gt;<text:tab/><text:tab/>inv(f) ~~ f<text:line-break/><text:line-break/>The <text:span text:style-name="T13">conjecture</text:span> is: <text:span text:style-name="T13">S</text:span>uch clever axioms <text:span text:style-name="T13">can not </text:span>cover all cases of the imaginary inverse.</text:p>
      <text:p text:style-name="P7"/>
      <text:p text:style-name="P7">The <text:span text:style-name="T13">intuition behind this conjectire is that the</text:span> definition of a bijective inverse <text:span text:style-name="T13">might be</text:span><text:span text:style-name="T4"> a perfect cover, </text:span><text:span text:style-name="T13">as it seems to imply symbolic distinction in some deep sense</text:span><text:span text:style-name="T4">. However, since it holds definitionally for the imaginary inverse, it can not be used as a cover. </text:span><text:span text:style-name="T13">Furthermore, I have an intuition that any perfect cover </text:span><text:span text:style-name="T4">is tautologically equal to the definition of a bijective inverse. As a result, the cover is undecidable and can only be known partially. However, one can always safely add specific lifting axioms when the normal inverse is provable.</text:span></text:p>
      <text:h text:style-name="P12" text:outline-level="3">References:</text:h>
      <text:p text:style-name="P8"/>
      <text:p text:style-name="P8"><text:reference-mark-start text:name="bijection"/>[1]<text:reference-mark-end text:name="bijection"/><text:tab/>“Bijection”</text:p>
      <text:p text:style-name="P8"><text:tab/>Wikipedia</text:p>
      <text:p text:style-name="P8"><text:tab/><text:a xlink:type="simple" xlink:href="https://en.wikipedia.org/wiki/Bijection" text:style-name="Internet_20_link" text:visited-style-name="Visited_20_Internet_20_Link"><text:span text:style-name="T5">https://en.wikipedia.org/wiki/Bijection</text:span></text:a></text:p>
      <text:p text:style-name="P8"/>
      <text:p text:style-name="P8"><text:reference-mark-start text:name="imaginary inverse"/>[2]<text:reference-mark-end text:name="imaginary inverse"/><text:tab/>“Imaginary Inverse”</text:p>
      <text:p text:style-name="P8"><text:tab/>Sven Nilsen, 2020</text:p>
      <text:p text:style-name="P8"><text:tab/><text:a xlink:type="simple" xlink:href="https://github.com/advancedresearch/path_semantics/blob/master/papers-wip/imaginary-inverse.pdf" text:style-name="Internet_20_link" text:visited-style-name="Visited_20_Internet_20_Link"><text:span text:style-name="T5">https://github.com/advancedresearch/path_semantics/blob/master/papers-wip/imaginary-inverse.pdf</text:span></text:a></text:p>
      <text:p text:style-name="P8"/>
      <text:p text:style-name="P9"><text:reference-mark-start text:name="prop"/>[3]<text:reference-mark-end text:name="prop"/><text:tab/>“Prop”<text:line-break/><text:tab/>AdvancedResearch – Propositional logic with types in Rust</text:p>
      <text:p text:style-name="P9"><text:tab/><text:a xlink:type="simple" xlink:href="https://github.com/advancedresearch/prop" text:style-name="Internet_20_link" text:visited-style-name="Visited_20_Internet_20_Link"><text:span text:style-name="T5">https://github.com/advancedresearch/prop</text:span></text:a></text:p>
      <text:p text:style-name="P9"/>
      <text:p text:style-name="P9"><text:reference-mark-start text:name="path semantical quality"/>[4]<text:reference-mark-end text:name="path semantical quality"/><text:tab/>“Path Semantical Quality”</text:p>
      <text:p text:style-name="P9"><text:tab/>Sven Nilsen, 2021</text:p>
      <text:p text:style-name="P9"><text:tab/><text:a xlink:type="simple" xlink:href="https://github.com/advancedresearch/path_semantics/blob/master/papers-wip2/path-semantical-quality.pdf" text:style-name="Internet_20_link" text:visited-style-name="Visited_20_Internet_20_Link"><text:span text:style-name="T5">https://github.com/advancedresearch/path_semantics/blob/master/papers-wip2/path-semantical-quality.pdf</text:span></text:a></text:p>
      <text:p text:style-name="P9"/>
      <text:p text:style-name="P9"><text:reference-mark-start text:name="hooo ep"/>[5]<text:reference-mark-end text:name="hooo ep"/><text:tab/>“HOOO Exponential Propositions”</text:p>
      <text:p text:style-name="P9"><text:tab/>Sven Nilsen, 2022-2023</text:p>
      <text:p text:style-name="P9"><text:tab/><text:a xlink:type="simple" xlink:href="https://github.com/advancedresearch/path_semantics/blob/master/papers-wip2/hooo-exponential-propositions.pdf" text:style-name="Internet_20_link" text:visited-style-name="Visited_20_Internet_20_Link"><text:span text:style-name="T10">https://github.com/advancedresearch/path_semantics/blob/master/papers-wip2/hooo-exponential-propositions.pdf</text:span></text:a></text:p>
      <text:p text:style-name="P9"/>
      <text:p text:style-name="P10"><text:reference-mark-start text:name="symbolic distinction"/>[6]<text:reference-mark-end text:name="symbolic distinction"/><text:tab/>“Symbolic Distinction”</text:p>
      <text:p text:style-name="P10"><text:tab/>Sven Nilsen, 2021</text:p>
      <text:p text:style-name="P10"><text:tab/><text:a xlink:type="simple" xlink:href="https://github.com/advancedresearch/path_semantics/blob/master/papers-wip2/symbolic-distinction.pdf" text:style-name="Internet_20_link" text:visited-style-name="Visited_20_Internet_20_Link"><text:span text:style-name="T5">https://github.com/advancedresearch/path_semantics/blob/master/papers-wip2/symbolic-distinction.pdf</text:span></text:a></text:p>
      <text:p text:style-name="P10"/>
      <text:p text:style-name="P11"><text:reference-mark-start text:name="avalog"/>[7]<text:reference-mark-end text:name="avalog"/><text:tab/>“Avalog”</text:p>
      <text:p text:style-name="P11"><text:tab/>AdvancedResearch – An implementation of Avatar Logic with Prolog-like syntax</text:p>
      <text:p text:style-name="P11"><text:tab/><text:a xlink:type="simple" xlink:href="https://github.com/advancedresearch/avalog" text:style-name="Internet_20_link" text:visited-style-name="Visited_20_Internet_20_Link"><text:span text:style-name="T5">https://github.com/advancedresearch/avalog</text:span></text:a></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Courier New"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3-02T15:03:19.829774736</meta:creation-date>
    <dc:date>2023-03-04T22:03:14.798354570</dc:date>
    <meta:editing-duration>PT38M8S</meta:editing-duration>
    <meta:editing-cycles>4</meta:editing-cycles>
    <meta:generator>LibreOffice/7.2.2.2$MacOSX_X86_64 LibreOffice_project/02b2acce88a210515b4a5bb2e46cbfb63fe97d56</meta:generator>
    <meta:document-statistic meta:table-count="0" meta:image-count="0" meta:object-count="0" meta:page-count="2" meta:paragraph-count="37" meta:word-count="485" meta:character-count="3487" meta:non-whitespace-character-count="3004"/>
  </office:meta>
</office:document-meta>
</file>